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395b9" officeooo:paragraph-rsid="002395b9"/>
    </style:style>
    <style:style style:name="P5" style:family="paragraph" style:parent-style-name="Standard">
      <style:text-properties officeooo:rsid="00248161" officeooo:paragraph-rsid="00248161"/>
    </style:style>
    <style:style style:name="P6" style:family="paragraph" style:parent-style-name="Standard">
      <style:text-properties officeooo:rsid="002749c9" officeooo:paragraph-rsid="002749c9"/>
    </style:style>
    <style:style style:name="P7" style:family="paragraph" style:parent-style-name="Standard">
      <style:text-properties officeooo:rsid="0029e9f4" officeooo:paragraph-rsid="0029e9f4"/>
    </style:style>
    <style:style style:name="P8" style:family="paragraph" style:parent-style-name="Standard">
      <style:text-properties officeooo:rsid="002ce714" officeooo:paragraph-rsid="002ce714"/>
    </style:style>
    <style:style style:name="T1" style:family="text">
      <style:text-properties officeooo:rsid="002ce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4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4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4">USER INPUT:</text:p>
      <text:p text:style-name="P5">2.7.0 :011 &gt; x = gets</text:p>
      <text:p text:style-name="P5">Tyler Durden</text:p>
      <text:p text:style-name="P5">2.7.0 :012 &gt; puts x</text:p>
      <text:p text:style-name="P5">Tyler Durden</text:p>
      <text:p text:style-name="P5"/>
      <text:p text:style-name="P6">USING .chomp, .length, .<text:span text:style-name="T1">to_i, .to_f, round()</text:span>:</text:p>
      <text:p text:style-name="P6">2.7.0 :015 &gt; y = gets</text:p>
      <text:p text:style-name="P6">sahil</text:p>
      <text:p text:style-name="P6">2.7.0 :016 &gt; puts y.length</text:p>
      <text:p text:style-name="P6">6</text:p>
      <text:p text:style-name="P6"><text:s/>=&gt; nil </text:p>
      <text:p text:style-name="P6">2.7.0 :017 &gt; y = gets.chomp</text:p>
      <text:p text:style-name="P6"><text:soft-page-break/>sahil</text:p>
      <text:p text:style-name="P6">2.7.0 :018 &gt; puts y.length</text:p>
      <text:p text:style-name="P6">5</text:p>
      <text:p text:style-name="P6"/>
      <text:p text:style-name="P6"/>
      <text:p text:style-name="P7">2.7.0 :021 &gt; y = gets.to_f</text:p>
      <text:p text:style-name="P7">12.5</text:p>
      <text:p text:style-name="P7">2.7.0 :022 &gt; puts y*2</text:p>
      <text:p text:style-name="P7">25.0</text:p>
      <text:p text:style-name="P7"/>
      <text:p text:style-name="P7">2.7.0 :019 &gt; y = gets.to_i</text:p>
      <text:p text:style-name="P7">12</text:p>
      <text:p text:style-name="P7"/>
      <text:p text:style-name="P7"/>
      <text:p text:style-name="P8">2.7.0 :023 &gt; n = 2.12345</text:p>
      <text:p text:style-name="P8">2.7.0 :024 &gt; puts n.round(2)</text:p>
      <text:p text:style-name="P8">2.12</text:p>
      <text:p text:style-name="P8"><text:s/>=&gt; nil </text:p>
      <text:p text:style-name="P8">2.7.0 :025 &gt; puts n.round(3)</text:p>
      <text:p text:style-name="P8">2.123</text:p>
      <text:p text:style-name="P8"><text:s/>=&gt; n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1:47:15.746378362</dc:date>
    <meta:editing-duration>PT25M36S</meta:editing-duration>
    <meta:editing-cycles>10</meta:editing-cycles>
    <meta:document-statistic meta:table-count="0" meta:image-count="0" meta:object-count="0" meta:page-count="2" meta:paragraph-count="62" meta:word-count="228" meta:character-count="1070" meta:non-whitespace-character-count="868"/>
  </office:meta>
</office:document-meta>
</file>